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9.85pt"/>
    </style:style>
    <style:style style:name="co2" style:family="table-column">
      <style:table-column-properties fo:break-before="auto" style:column-width="107.49pt"/>
    </style:style>
    <style:style style:name="co3" style:family="table-column">
      <style:table-column-properties fo:break-before="auto" style:column-width="194.51pt"/>
    </style:style>
    <style:style style:name="co4" style:family="table-column">
      <style:table-column-properties fo:break-before="auto" style:column-width="623pt"/>
    </style:style>
    <style:style style:name="co5" style:family="table-column">
      <style:table-column-properties fo:break-before="auto" style:column-width="64.4pt"/>
    </style:style>
    <style:style style:name="co6" style:family="table-column">
      <style:table-column-properties fo:break-before="auto" style:column-width="121.61pt"/>
    </style:style>
    <style:style style:name="co7" style:family="table-column">
      <style:table-column-properties fo:break-before="auto" style:column-width="116.9pt"/>
    </style:style>
    <style:style style:name="co8" style:family="table-column">
      <style:table-column-properties fo:break-before="auto" style:column-width="45.55pt"/>
    </style:style>
    <style:style style:name="co9" style:family="table-column">
      <style:table-column-properties fo:break-before="auto" style:column-width="566.76pt"/>
    </style:style>
    <style:style style:name="co10" style:family="table-column">
      <style:table-column-properties fo:break-before="auto" style:column-width="57.94pt"/>
    </style:style>
    <style:style style:name="co11" style:family="table-column">
      <style:table-column-properties fo:break-before="auto" style:column-width="1416.5pt"/>
    </style:style>
    <style:style style:name="co1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ToolHead_PCB_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number-columns-repeated="1013" table:default-cell-style-name="ce2"/>
        <table:table-row table:style-name="ro1">
          <table:table-cell table:style-name="ce1" office:value-type="string" calcext:value-type="string">
            <text:p><text:s/>Reference</text:p>
          </table:table-cell>
          <table:table-cell table:style-name="ce1" office:value-type="string" calcext:value-type="string">
            <text:p><text:s/>Value</text:p>
          </table:table-cell>
          <table:table-cell table:style-name="ce1" office:value-type="string" calcext:value-type="string">
            <text:p><text:s/>Footprint</text:p>
          </table:table-cell>
          <table:table-cell table:style-name="ce1" office:value-type="string" calcext:value-type="string">
            <text:p><text:s/>Datasheet</text:p>
          </table:table-cell>
          <table:table-cell table:style-name="ce1" office:value-type="string" calcext:value-type="string">
            <text:p><text:s/>MFG Name</text:p>
          </table:table-cell>
          <table:table-cell table:style-name="ce1" office:value-type="string" calcext:value-type="string">
            <text:p><text:s/>MFG Part Num</text:p>
          </table:table-cell>
          <table:table-cell table:style-name="ce1" office:value-type="string" calcext:value-type="string">
            <text:p><text:s/>Distrib PN</text:p>
          </table:table-cell>
          <table:table-cell table:style-name="ce1" office:value-type="string" calcext:value-type="string">
            <text:p>Qty Per</text:p>
          </table:table-cell>
          <table:table-cell table:style-name="ce1" office:value-type="string" calcext:value-type="string">
            <text:p><text:s/>Distrib Link</text:p>
          </table:table-cell>
          <table:table-cell table:style-name="ce1" office:value-type="string" calcext:value-type="string">
            <text:p><text:s/>Tolerance</text:p>
          </table:table-cell>
          <table:table-cell table:style-name="ce1" office:value-type="string" calcext:value-type="string">
            <text:p><text:s/>Others</text:p>
          </table:table-cell>
          <table:table-cell table:style-name="ce1" table:number-columns-repeated="1013"/>
        </table:table-row>
        <table:table-row table:style-name="ro1">
          <table:table-cell table:style-name="Default" office:value-type="string" calcext:value-type="string">
            <text:p>P1</text:p>
          </table:table-cell>
          <table:table-cell table:style-name="Default" office:value-type="string" calcext:value-type="string">
            <text:p>CARRIAGE</text:p>
          </table:table-cell>
          <table:table-cell table:style-name="Default" office:value-type="string" calcext:value-type="string">
            <text:p>Pin_Headers:Pin_Header_Angled_2x10</text:p>
          </table:table-cell>
          <table:table-cell table:style-name="Default" office:value-type="string" calcext:value-type="string">
            <text:p>https://www.mill-max.com/assets/pdfs/metric/021.2M.PDF</text:p>
          </table:table-cell>
          <table:table-cell table:style-name="Default" office:value-type="string" calcext:value-type="string">
            <text:p>Mill-Max</text:p>
          </table:table-cell>
          <table:table-cell table:style-name="Default" office:value-type="string" calcext:value-type="string">
            <text:p>499-10-220-10-007000</text:p>
          </table:table-cell>
          <table:table-cell table:style-name="Default" office:value-type="string" calcext:value-type="string">
            <text:p>ED1600-N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www.digikey.com/product-search/en/connectors-interconnects/rectangular-connectors-spring-loaded/1442900?k=&amp;pkeyword=&amp;pv69=367&amp;FV=6c0014%2Cfff40016%2Cfff80454%2C1680002&amp;mnonly=0&amp;newproducts=0&amp;ColumnSort=0&amp;page=1&amp;quantity=0&amp;ptm=0&amp;fid=0&amp;pageSize=25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http://www.digikey.com/product-search/en/connectors-interconnects/rectangular-connectors-spring-loaded/1442900?k=&amp;pkeyword=&amp;pv90=2&amp;FV=fff40016%2Cfff80454%2C6c0014&amp;mnonly=0&amp;newproducts=0&amp;ColumnSort=0&amp;page=1&amp;quantity=0&amp;ptm=0&amp;fid=0&amp;pageSize=25</text:p>
          </table:table-cell>
          <table:table-cell table:style-name="Default" table:number-columns-repeated="1013"/>
        </table:table-row>
        <table:table-row table:style-name="ro1">
          <table:table-cell table:style-name="Default" office:value-type="string" calcext:value-type="string">
            <text:p>P2</text:p>
          </table:table-cell>
          <table:table-cell table:style-name="Default" office:value-type="string" calcext:value-type="string">
            <text:p>DOCK</text:p>
          </table:table-cell>
          <table:table-cell table:style-name="Default" office:value-type="string" calcext:value-type="string">
            <text:p>Pin_Headers:Pin_Header_Angled_1x10</text:p>
          </table:table-cell>
          <table:table-cell table:style-name="Default" office:value-type="string" calcext:value-type="string">
            <text:p>https://www.mill-max.com/assets/pdfs/metric/020.2M.PDF</text:p>
          </table:table-cell>
          <table:table-cell table:style-name="Default" office:value-type="string" calcext:value-type="string">
            <text:p>Mill-Max</text:p>
          </table:table-cell>
          <table:table-cell table:style-name="Default" office:value-type="string" calcext:value-type="string">
            <text:p>399-10-110-10-007000</text:p>
          </table:table-cell>
          <table:table-cell table:style-name="Default" office:value-type="string" calcext:value-type="string">
            <text:p>ED1549-N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www.digikey.com/product-detail/en/mill-max-manufacturing-corp/399-10-110-10-007000/ED1549-ND/5880286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http://www.digikey.com/product-search/en/connectors-interconnects/rectangular-connectors-spring-loaded/1442900?k=&amp;pkeyword=&amp;pv90=1&amp;FV=fff40016%2Cfff80454%2C6c000a%2C114016f&amp;mnonly=0&amp;newproducts=0&amp;ColumnSort=0&amp;page=1&amp;quantity=0&amp;ptm=0&amp;fid=0&amp;pageSize=2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MAX31855KASA</text:p>
          </table:table-cell>
          <table:table-cell office:value-type="string" calcext:value-type="string">
            <text:p>Power_Integrations:SO-8</text:p>
          </table:table-cell>
          <table:table-cell office:value-type="string" calcext:value-type="string">
            <text:p>http://datasheets.maximintegrated.com/en/ds/MAX31855.pdf</text:p>
          </table:table-cell>
          <table:table-cell office:value-type="string" calcext:value-type="string">
            <text:p>Maxim</text:p>
          </table:table-cell>
          <table:table-cell office:value-type="string" calcext:value-type="string">
            <text:p>MAX31855KASA+</text:p>
          </table:table-cell>
          <table:table-cell office:value-type="string" calcext:value-type="string">
            <text:p>MAX31855KASA+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maxim-integrated/MAX31855KASA-/MAX31855KASA--ND/259156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-detail/en/analog-devices-inc/AD8226ARZ/AD8226ARZ-ND/20278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TO_SOT_Packages_SMD:SOT-23-6</text:p>
          </table:table-cell>
          <table:table-cell office:value-type="string" calcext:value-type="string">
            <text:p>http://www.digikey.com/product-detail/en/microchip-technology/25AA02UIDT-I-OT/25AA02UIDT-I-OTCT-ND/4292625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25AA02UIDT-I/OT</text:p>
          </table:table-cell>
          <table:table-cell office:value-type="string" calcext:value-type="string">
            <text:p>25AA02UIDT-I/OTCT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microchip-technology/25AA02UIDT-I-OT/25AA02UIDT-I-OTCT-ND/429262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-search/en/integrated-circuits-ics/memory/2556980?k=&amp;pkeyword=&amp;pv16=986&amp;FV=268001d%2C268002d%2C2680057%2C268028d%2C26803e4%2C26803e5%2C268046d%2C2680473%2Cfff40027%2Cfff80434&amp;mnonly=0&amp;newproducts=0&amp;ColumnSort=1000011&amp;page=1&amp;quantity=0&amp;ptm=0&amp;fid=0&amp;pageSize=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8/P9</text:p>
          </table:table-cell>
          <table:table-cell office:value-type="string" calcext:value-type="string">
            <text:p>E-MOTOR/ENCODER</text:p>
          </table:table-cell>
          <table:table-cell office:value-type="string" calcext:value-type="string">
            <text:p>Pin_Headers:Pin_Header_Angled_1x04</text:p>
          </table:table-cell>
          <table:table-cell office:value-type="string" calcext:value-type="string">
            <text:p>http://www.molex.com/pdm_docs/sd/705530002_sd.pdf</text:p>
          </table:table-cell>
          <table:table-cell office:value-type="string" calcext:value-type="string">
            <text:p>Molex</text:p>
          </table:table-cell>
          <table:table-cell office:value-type="float" office:value="705530003" calcext:value-type="float">
            <text:p>705530003</text:p>
          </table:table-cell>
          <table:table-cell office:value-type="string" calcext:value-type="string">
            <text:p>WM4902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detail/en/molex-llc/0705530003/WM4902-ND/114959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3</text:p>
          </table:table-cell>
          <table:table-cell office:value-type="string" calcext:value-type="string">
            <text:p>THERMO</text:p>
          </table:table-cell>
          <table:table-cell office:value-type="string" calcext:value-type="string">
            <text:p>ToolHead_PCB:THERMOCOUPLE</text:p>
          </table:table-cell>
          <table:table-cell table:number-columns-repeated="8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4/P5/P6</text:p>
          </table:table-cell>
          <table:table-cell office:value-type="string" calcext:value-type="string">
            <text:p>HS-FAN/E-FAN/HEAT</text:p>
          </table:table-cell>
          <table:table-cell office:value-type="string" calcext:value-type="string">
            <text:p>Pin_Headers:Pin_Header_Angled_1x02</text:p>
          </table:table-cell>
          <table:table-cell office:value-type="string" calcext:value-type="string">
            <text:p>http://www.molex.com/pdm_docs/sd/705530001_sd.pdf</text:p>
          </table:table-cell>
          <table:table-cell office:value-type="string" calcext:value-type="string">
            <text:p>Molex</text:p>
          </table:table-cell>
          <table:table-cell office:value-type="float" office:value="705530001" calcext:value-type="float">
            <text:p>705530001</text:p>
          </table:table-cell>
          <table:table-cell office:value-type="string" calcext:value-type="string">
            <text:p>WM4900-ND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://www.digikey.com/product-detail/en/molex-llc/0705530001/WM4900-ND/114951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Default" office:value-type="string" calcext:value-type="string">
            <text:p>L1</text:p>
          </table:table-cell>
          <table:table-cell table:style-name="Default" office:value-type="string" calcext:value-type="string">
            <text:p>2.5 kΩ@100MHz</text:p>
          </table:table-cell>
          <table:table-cell table:style-name="Default" office:value-type="string" calcext:value-type="string">
            <text:p>Capacitors_SMD:C_0603</text:p>
          </table:table-cell>
          <table:table-cell table:style-name="Default" office:value-type="string" calcext:value-type="string">
            <text:p>http://ds.yuden.co.jp/TYCOMPAS/ut/detail.do?productNo=BK1608LM252-T&amp;fileName=BK1608LM252-T_SS&amp;mode=specSheetDownload</text:p>
          </table:table-cell>
          <table:table-cell table:style-name="Default" office:value-type="string" calcext:value-type="string">
            <text:p>Taiyo Yuden</text:p>
          </table:table-cell>
          <table:table-cell table:style-name="Default" office:value-type="string" calcext:value-type="string">
            <text:p>BK1608LM252-T</text:p>
          </table:table-cell>
          <table:table-cell table:style-name="Default" office:value-type="string" calcext:value-type="string">
            <text:p>587-1893-1-ND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http://www.digikey.com/product-detail/en/taiyo-yuden/BK1608LM252-T/587-1893-1-ND/1465363</text:p>
          </table:table-cell>
          <table:table-cell table:style-name="Default" office:value-type="string" calcext:value-type="string">
            <text:p>-</text:p>
          </table:table-cell>
          <table:table-cell table:style-name="Default" office:value-type="string" calcext:value-type="string">
            <text:p>http://www.digikey.com/products/en/filters/ferrite-beads-and-chips/841?k=&amp;pkeyword=&amp;pv1233=37&amp;FV=1c0002%2C1344000e%2C13440092%2C13440093%2C13440094%2C13440095%2C13440025%2C13440038%2Cffe00349%2C400005&amp;mnonly=0&amp;newproducts=0&amp;ColumnSort=1000011&amp;page=1&amp;quantity=0&amp;ptm=0&amp;fid=0&amp;pageSize=25</text:p>
          </table:table-cell>
          <table:table-cell table:style-name="Default" table:number-columns-repeated="1013"/>
        </table:table-row>
        <table:table-row table:style-name="ro1">
          <table:table-cell office:value-type="string" calcext:value-type="string">
            <text:p>D1/D2</text:p>
          </table:table-cell>
          <table:table-cell office:value-type="string" calcext:value-type="string">
            <text:p>RB751S40</text:p>
          </table:table-cell>
          <table:table-cell office:value-type="string" calcext:value-type="string">
            <text:p>ToolHead_PCB:SOD-523F</text:p>
          </table:table-cell>
          <table:table-cell office:value-type="string" calcext:value-type="string">
            <text:p>https://www.fairchildsemi.com/datasheets/RB/RB751S40.pdf</text:p>
          </table:table-cell>
          <table:table-cell office:value-type="string" calcext:value-type="string">
            <text:p>Fairchild</text:p>
          </table:table-cell>
          <table:table-cell office:value-type="string" calcext:value-type="string">
            <text:p>RB751S40</text:p>
          </table:table-cell>
          <table:table-cell office:value-type="string" calcext:value-type="string">
            <text:p>RB751S40CT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detail/en/fairchild-semiconductor/RB751S40/RB751S40CT-ND/19690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http://www.digikey.com/product-search/en/discrete-semiconductor-products/diodes-rectifiers-single/1376383?k=&amp;pkeyword=&amp;pv7=2&amp;pv7=6&amp;FV=e500001%2Ce500002%2Ce500003%2Ce500004%2Ce500005%2Ce500006%2Ce500007%2Ce50000a%2Ce50000b%2Ce50000c%2Ce50000d%2Ce50000e%2Ce50000f%2Ce500010%2Ce500011%2Ce500012%2Ce500013%2Ce500014%2Ce500015%2Ce500016%2Ce500017%2Ce500018%2Ce500019%2Ce50001a%2Ce50001b%2Ce50001c%2Ce50001d%2Ce50001e%2Ce50001f%2Ce500020%2Ce500021%2Ce500022%2Ce500023%2Ce500024%2Ce500025%2Ce500026%2Ce500027%2Ce500028%2Ce500029%2Ce50002a%2Ce50002b%2Ce50002c%2Ce50002d%2Ce50002e%2Ce50002f%2Ce500030%2Ce500032%2Ce500034%2Ce500035%2Ce500036%2Ce500037%2Ce500038%2Ce500039%2Ce50003a%2Ce50003b%2Ce50003c%2Ce50003d%2Ce50003e%2Ce50003f%2Ce500040%2Ce500041%2Ce500042%2Ce500043%2Ce500044%2Ce500045%2Ce50004a%2Ce50004e%2Ce500051%2Ce500058%2Ce50005c%2Ce500061%2Ce500063%2Ce50006b%2Ce50006e%2Ce50006f%2Ce500076%2Ce500077%2Ce500078%2Ce500079%2Ce50007a%2Ce50007b%2Ce50007e%2Ce500080%2Ce500082%2Ce500083%2Ce500084%2Ce50008b%2Ce50008c%2Ce50008f%2Ce500090%2Ce500092%2Ce500093%2Ce500094%2Ce500095%2Ce500096%2Ce500097%2Ce500098%2Ce500099%2Ce50009a%2Ce50009d%2Ce50009e%2Ce50009f%2Ce5000a0%2Ce5000a1%2Ce5000a2%2Ce5000a3%2Ce5000a4%2Ce5000a5%2Ce5000a6%2Ce5000a8%2Ce5000a9%2Ce5000aa%2Cfff40015%2Cfff8007f%2C1800018&amp;mnonly=0&amp;newproducts=0&amp;ColumnSort=0&amp;page=1&amp;quantity=0&amp;ptm=0&amp;fid=0&amp;pageSize=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http://media.digikey.com/pdf/Data%20Sheets/Murata%20PDFs/GRM%20Series%20Data.pdf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188R71H104KA93D</text:p>
          </table:table-cell>
          <table:table-cell office:value-type="string" calcext:value-type="string">
            <text:p>490-1519-1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murata-electronics-north-america/GRM188R71H104KA93D/490-1519-1-ND/587854</text:p>
          </table:table-cell>
          <table:table-cell table:style-name="ce3" office:value-type="string" calcext:value-type="string">
            <text:p>10%</text:p>
          </table:table-cell>
          <table:table-cell office:value-type="string" calcext:value-type="string">
            <text:p>http://www.digikey.com/product-search/en/capacitors/ceramic-capacitors/131083?k=&amp;pkeyword=&amp;pv3=3&amp;FV=340637%2Cfff40002%2Cfff8000b%2C400005&amp;mnonly=0&amp;newproducts=0&amp;ColumnSort=0&amp;page=1&amp;quantity=0&amp;ptm=0&amp;fid=0&amp;pageSize=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n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http://www.kemet.com/Lists/ProductCatalog/Attachments/53/KEM_C1002_X7R_SMD.pdf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603C103J5RACTU</text:p>
          </table:table-cell>
          <table:table-cell office:value-type="string" calcext:value-type="string">
            <text:p>399-1092-1-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://www.digikey.com/product-detail/en/kemet/C0603C103J5RACTU/399-1092-1-ND/411367</text:p>
          </table:table-cell>
          <table:table-cell table:style-name="ce3" office:value-type="string" calcext:value-type="string">
            <text:p>5%</text:p>
          </table:table-cell>
          <table:table-cell office:value-type="string" calcext:value-type="string">
            <text:p>http://www.digikey.com/product-search/en/capacitors/ceramic-capacitors/131083?k=&amp;pkeyword=&amp;pv16=5&amp;FV=34003e%2Cfff40002%2Cfff8000b%2Cc0001%2Cc0002%2Cc0004&amp;mnonly=0&amp;newproducts=0&amp;ColumnSort=0&amp;page=1&amp;quantity=0&amp;ptm=0&amp;fid=0&amp;pageSize=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/C2</text:p>
          </table:table-cell>
          <table:table-cell office:value-type="string" calcext:value-type="string">
            <text:p>15μF</text:p>
          </table:table-cell>
          <table:table-cell office:value-type="string" calcext:value-type="string">
            <text:p>Capacitors_SMD:C_0603_HandSoldering</text:p>
          </table:table-cell>
          <table:table-cell office:value-type="string" calcext:value-type="string">
            <text:p>https://product.tdk.com/info/en/documents/chara_sheet/C1608X5R0J156M080AC.pdf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C1608X5R0J156M080AC</text:p>
          </table:table-cell>
          <table:table-cell office:value-type="string" calcext:value-type="string">
            <text:p>445-8027-1-N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://www.digikey.com/product-detail/en/tdk-corporation/C1608X5R0J156M080AC/445-8027-1-ND/2792157</text:p>
          </table:table-cell>
          <table:table-cell table:style-name="ce3" office:value-type="string" calcext:value-type="string">
            <text:p>20%</text:p>
          </table:table-cell>
          <table:table-cell office:value-type="string" calcext:value-type="string">
            <text:p>http://www.digikey.com/product-search/en/capacitors/ceramic-capacitors/131083?k=&amp;pkeyword=&amp;pv13=93&amp;FV=fff40002%2Cfff8000b&amp;mnonly=0&amp;newproducts=0&amp;ColumnSort=0&amp;page=1&amp;quantity=0&amp;ptm=0&amp;fid=0&amp;pageSize=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1/R2/R3/R4</text:p>
          </table:table-cell>
          <table:table-cell office:value-type="string" calcext:value-type="string">
            <text:p>10kΩ</text:p>
          </table:table-cell>
          <table:table-cell office:value-type="string" calcext:value-type="string">
            <text:p>Resistors_SMD:R_0603_HandSoldering</text:p>
          </table:table-cell>
          <table:table-cell office:value-type="string" calcext:value-type="string">
            <text:p>http://www.yageo.com.tw/exep/pages/download/literatures/PYu-R_INT-thick_7.pdf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311-10.0KHRCT-N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://www.digikey.com/product-detail/en/yageo/RC0603FR-0710KL/311-10.0KHRCT-ND/729827</text:p>
          </table:table-cell>
          <table:table-cell table:style-name="ce3" office:value-type="string" calcext:value-type="string">
            <text:p>1%</text:p>
          </table:table-cell>
          <table:table-cell office:value-type="string" calcext:value-type="string">
            <text:p>http://www.digikey.com/product-search/en/resistors/chip-resistor-surface-mount/65769?FV=40070%2Cc0001%2Cc0002%2Cc0004%2Cc0163%2Cc0165%2Cc0172%2Cc0179%2Cc017c%2Cc01af%2C400005%2Cfff40001%2Cfff800e9&amp;mnonly=0&amp;newproducts=0&amp;ColumnSort=0&amp;page=1&amp;stock=0&amp;pbfree=0&amp;rohs=0&amp;quantity=0&amp;ptm=0&amp;fid=0&amp;pageSize=25</text:p>
          </table:table-cell>
          <table:table-cell table:number-columns-repeated="1013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/00/0000</text:date>, <text:time style:data-style-name="N2" text:time-value="13:55:31.1575247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4.2.1$Linux_X86_64 LibreOffice_project/20m0$Build-2</meta:generator>
    <dc:date>2017-02-03T13:55:53.662687998</dc:date>
    <dc:creator>Aleph User</dc:creator>
    <meta:editing-duration>PT22M39S</meta:editing-duration>
    <meta:editing-cycles>20</meta:editing-cycles>
    <dc:title>Tables</dc:title>
    <meta:document-statistic meta:table-count="1" meta:cell-count="154" meta:object-count="0"/>
  </office:meta>
</office:document-meta>
</file>